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DOMParser.initDomBuilder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xpDOMParser.setupDocumentBuil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xpDOMParser.parseDocument( final InputSourc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xpDOMParser.creat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DOMParser.setDocumentBuilderFactoryName( String documentBuilderFac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DOMParser.getDocumentBuilderFact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